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5" style:family="graphic" style:parent-style-name="standard">
      <style:graphic-properties draw:stroke="none" svg:stroke-color="#000000" draw:fill="none" draw:fill-color="#ffffff" fo:min-height="2.353cm"/>
    </style:style>
    <style:style style:name="gr6" style:family="graphic" style:parent-style-name="standard">
      <style:graphic-properties draw:stroke="none" svg:stroke-color="#000000" draw:fill="none" draw:fill-color="#ffffff" fo:min-height="4.117cm"/>
    </style:style>
    <style:style style:name="gr7" style:family="graphic" style:parent-style-name="standard">
      <style:graphic-properties draw:stroke="none" svg:stroke-color="#000000" draw:fill="none" draw:fill-color="#ffffff" fo:min-height="5.293cm"/>
    </style:style>
    <style:style style:name="P1" style:family="paragraph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7pt" style:font-size-asian="24pt" style:font-size-complex="24pt"/>
    </style:style>
    <style:style style:name="P6" style:family="paragraph">
      <style:paragraph-properties fo:text-align="center"/>
      <style:text-properties fo:font-family="'Times New Roman'" style:font-style-name="Italic" style:font-family-generic="roman" style:font-pitch="variable" fo:font-size="9pt" style:font-size-asian="7pt" style:font-size-complex="7pt"/>
    </style:style>
    <style:style style:name="P7" style:family="paragraph">
      <style:paragraph-properties fo:text-align="center"/>
      <style:text-properties fo:font-family="'Times New Roman'" style:font-style-name="Italic" style:font-family-generic="roman" style:font-pitch="variable" fo:font-size="24pt" style:font-size-asian="24pt" style:font-size-complex="24pt"/>
    </style:style>
    <style:style style:name="P8" style:family="paragraph">
      <style:paragraph-properties fo:text-align="center"/>
      <style:text-properties fo:font-family="'Times New Roman'" style:font-style-name="Italic" style:font-family-generic="roman" style:font-pitch="variable" fo:font-size="15pt" style:font-size-asian="15pt" style:font-size-complex="15pt"/>
    </style:style>
    <style:style style:name="P9" style:family="paragraph">
      <style:paragraph-properties fo:text-align="center"/>
      <style:text-properties fo:font-family="'Times New Roman'" style:font-style-name="Italic" style:font-family-generic="roman" style:font-pitch="variable" fo:font-size="24pt" style:font-size-asian="15pt" style:font-size-complex="15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start">
        <style:tab-stops>
          <style:tab-stop style:position="0.942cm"/>
        </style:tab-stops>
      </style:paragraph-properties>
      <style:text-properties fo:font-family="'Times New Roman'" style:font-style-name="Italic" style:font-family-generic="roman" style:font-pitch="variable" fo:font-size="18pt" style:font-size-asian="18pt" style:font-size-complex="18pt"/>
    </style:style>
    <style:style style:name="T1" style:family="text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T2" style:family="text">
      <style:text-properties fo:font-family="'Times New Roman'" style:font-style-name="Italic" style:font-family-generic="roman" style:font-pitch="variable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position="sub 58%" fo:font-family="'Times New Roman'" style:font-style-name="Italic" style:font-family-generic="roman" style:font-pitch="variable" fo:font-size="18pt" style:font-size-asian="18pt" style:font-size-complex="18pt"/>
    </style:style>
    <style:style style:name="T5" style:family="text">
      <style:text-properties style:text-position="sub 58%" fo:font-family="'Times New Roman'" style:font-style-name="Italic" style:font-family-generic="roman" style:font-pitch="variable"/>
    </style:style>
    <style:style style:name="T6" style:family="text">
      <style:text-properties style:text-position="sub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7" style:family="text">
      <style:text-properties fo:font-family="'Times New Roman'" style:font-style-name="Italic" style:font-family-generic="roman" style:font-pitch="variable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8" style:family="text">
      <style:text-properties fo:font-family="'Times New Roman'" style:font-style-name="Italic" style:font-family-generic="roman" style:font-pitch="variable" fo:font-size="9pt" style:font-size-asian="13pt" style:font-size-complex="13pt"/>
    </style:style>
    <style:style style:name="T9" style:family="text">
      <style:text-properties fo:font-family="'Times New Roman'" style:font-style-name="Italic" style:font-family-generic="roman" style:font-pitch="variable" fo:font-size="9pt" style:font-size-asian="7pt" style:font-size-complex="7pt"/>
    </style:style>
    <style:style style:name="T10" style:family="text">
      <style:text-properties fo:font-family="'Times New Roman'" style:font-style-name="Italic" style:font-family-generic="roman" style:font-pitch="variable" fo:font-size="22pt" style:font-size-asian="22pt" style:font-size-complex="22pt"/>
    </style:style>
    <style:style style:name="T11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12" style:family="text">
      <style:text-properties fo:font-family="'Times New Roman'" style:font-style-name="Italic" style:font-family-generic="roman" style:font-pitch="variable" fo:font-size="7pt" style:font-size-asian="7pt" style:font-size-complex="7pt"/>
    </style:style>
    <style:style style:name="T13" style:family="text">
      <style:text-properties style:text-position="sub 58%" fo:font-family="'Times New Roman'" style:font-style-name="Italic" style:font-family-generic="roman" style:font-pitch="variable" fo:font-size="7pt" style:font-size-asian="7pt" style:font-size-complex="7pt"/>
    </style:style>
    <style:style style:name="T14" style:family="text">
      <style:text-properties fo:font-family="'Times New Roman'" style:font-style-name="Italic" style:font-family-generic="roman" style:font-pitch="variable" fo:font-size="24pt" style:font-size-asian="14pt" style:font-size-complex="14pt"/>
    </style:style>
    <style:style style:name="T15" style:family="text">
      <style:text-properties fo:font-family="'Times New Roman'" style:font-style-name="Italic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59cm" svg:height="1.505cm" svg:x="10.641cm" svg:y="2.448cm">
          <draw:text-box>
            <text:p><text:span text:style-name="T1">A </text:span></text:p>
          </draw:text-box>
        </draw:frame>
        <draw:rect draw:style-name="gr2" draw:text-style-name="P3" draw:layer="layout" svg:width="0.721cm" svg:height="1.619cm" svg:x="19.585cm" svg:y="4.4cm">
          <text:p text:style-name="P2"><text:span text:style-name="T2">r</text:span></text:p>
        </draw:rect>
        <draw:rect draw:style-name="gr2" draw:text-style-name="P3" draw:layer="layout" svg:width="0.721cm" svg:height="6.721cm" svg:x="19.585cm" svg:y="6.868cm">
          <text:p text:style-name="P2"><text:span text:style-name="T2">m</text:span></text:p>
        </draw:rect>
        <draw:rect draw:style-name="gr2" draw:text-style-name="P3" draw:layer="layout" svg:width="0.73cm" svg:height="2.817cm" svg:x="19.58cm" svg:y="24cm">
          <text:p text:style-name="P2"><text:span text:style-name="T2">v</text:span></text:p>
        </draw:rect>
        <draw:frame draw:style-name="gr1" draw:text-style-name="P1" draw:layer="layout" svg:width="2.458cm" svg:height="1.505cm" svg:x="19.4cm" svg:y="2.448cm">
          <draw:text-box>
            <text:p><text:span text:style-name="T1">b</text:span></text:p>
          </draw:text-box>
        </draw:frame>
        <draw:line draw:style-name="gr3" draw:text-style-name="P2" draw:layer="layout" svg:x1="5.8cm" svg:y1="23.5cm" svg:x2="27.3cm" svg:y2="23.5cm">
          <text:p/>
        </draw:line>
        <draw:frame draw:style-name="gr4" draw:text-style-name="P1" draw:layer="layout" svg:width="0.896cm" svg:height="2.759cm" svg:x="17.481cm" svg:y="4.5cm">
          <draw:text-box>
            <text:p><text:span text:style-name="T1">= </text:span></text:p>
          </draw:text-box>
        </draw:frame>
        <draw:frame draw:style-name="gr1" draw:text-style-name="P1" draw:layer="layout" svg:width="2.459cm" svg:height="1.505cm" svg:x="17cm" svg:y="9.6cm">
          <draw:text-box>
            <text:p><text:span text:style-name="T1">&lt;=</text:span></text:p>
          </draw:text-box>
        </draw:frame>
        <draw:frame draw:style-name="gr1" draw:text-style-name="P1" draw:layer="layout" svg:width="2.459cm" svg:height="1.505cm" svg:x="17cm" svg:y="24.8cm">
          <draw:text-box>
            <text:p><text:span text:style-name="T1">&gt;=</text:span></text:p>
          </draw:text-box>
        </draw:frame>
        <draw:frame draw:style-name="gr5" draw:text-style-name="P4" draw:layer="layout" svg:width="5.618cm" svg:height="2.603cm" svg:x="21.1cm" svg:y="4.5cm">
          <draw:text-box>
            <text:p><text:span text:style-name="T3">Order all the pieces I need...</text:span></text:p>
          </draw:text-box>
        </draw:frame>
        <draw:frame draw:style-name="gr6" draw:text-style-name="P4" draw:layer="layout" svg:width="5.616cm" svg:height="4.367cm" svg:x="21.21cm" svg:y="9.578cm">
          <draw:text-box>
            <text:p><text:span text:style-name="T3">… </text:span><text:span text:style-name="T3">within the quantities available...</text:span></text:p>
          </draw:text-box>
        </draw:frame>
        <draw:frame draw:style-name="gr6" draw:text-style-name="P4" draw:layer="layout" svg:width="5.944cm" svg:height="4.367cm" svg:x="21.1cm" svg:y="24.505cm">
          <draw:text-box>
            <text:p><text:span text:style-name="T3">… </text:span><text:span text:style-name="T3">and respecting the sellers' minimum order value.</text:span></text:p>
          </draw:text-box>
        </draw:frame>
        <draw:rect draw:style-name="gr2" draw:text-style-name="P3" draw:layer="layout" svg:width="0.73cm" svg:height="2.8cm" svg:x="19.58cm" svg:y="14.337cm">
          <text:p text:style-name="P2"><text:span text:style-name="T2">0</text:span></text:p>
        </draw:rect>
        <draw:rect draw:style-name="gr2" draw:text-style-name="P3" draw:layer="layout" svg:width="0.73cm" svg:height="2.8cm" svg:x="19.58cm" svg:y="17.286cm">
          <text:p text:style-name="P2"><text:span text:style-name="T2">1</text:span></text:p>
        </draw:rect>
        <draw:frame draw:style-name="gr1" draw:text-style-name="P1" draw:layer="layout" svg:width="2.459cm" svg:height="1.505cm" svg:x="17cm" svg:y="14.995cm">
          <draw:text-box>
            <text:p><text:span text:style-name="T1">&gt;=</text:span></text:p>
          </draw:text-box>
        </draw:frame>
        <draw:frame draw:style-name="gr1" draw:text-style-name="P1" draw:layer="layout" svg:width="2.459cm" svg:height="1.505cm" svg:x="17cm" svg:y="20.895cm">
          <draw:text-box>
            <text:p><text:span text:style-name="T1">&lt;=</text:span></text:p>
          </draw:text-box>
        </draw:frame>
        <draw:frame draw:style-name="gr7" draw:text-style-name="P4" draw:layer="layout" svg:width="5.443cm" svg:height="5.543cm" svg:x="21.557cm" svg:y="17.362cm">
          <draw:text-box>
            <text:p><text:span text:style-name="T3">… </text:span><text:span text:style-name="T3">with the conditional constraints transformation trick...</text:span></text:p>
          </draw:text-box>
        </draw:frame>
        <draw:rect draw:style-name="gr2" draw:text-style-name="P3" draw:layer="layout" svg:width="0.73cm" svg:height="2.817cm" svg:x="19.58cm" svg:y="20.235cm">
          <text:p text:style-name="P2"><text:span text:style-name="T2">T</text:span></text:p>
        </draw:rect>
        <draw:frame draw:style-name="gr1" draw:text-style-name="P1" draw:layer="layout" svg:width="2.459cm" svg:height="1.505cm" svg:x="17cm" svg:y="17.9cm">
          <draw:text-box>
            <text:p><text:span text:style-name="T1">&lt;=</text:span></text:p>
          </draw:text-box>
        </draw:frame>
        <draw:g>
          <draw:rect draw:style-name="gr2" draw:text-style-name="P3" draw:layer="layout" svg:width="6.9cm" svg:height="2.8cm" svg:x="6.407cm" svg:y="17.303cm">
            <text:p text:style-name="P2"><text:span text:style-name="T2">0</text:span><text:span text:style-name="T4">MxMN</text:span></text:p>
          </draw:rect>
          <draw:rect draw:style-name="gr2" draw:text-style-name="P3" draw:layer="layout" svg:width="2.8cm" svg:height="2.8cm" svg:x="13.446cm" svg:y="17.303cm">
            <text:p text:style-name="P2"><text:span text:style-name="T2">I</text:span><text:span text:style-name="T4">MxM</text:span></text:p>
          </draw:rect>
        </draw:g>
        <draw:g>
          <draw:rect draw:style-name="gr2" draw:text-style-name="P3" draw:layer="layout" svg:width="6.9cm" svg:height="6.721cm" svg:x="6.407cm" svg:y="6.906cm">
            <text:p text:style-name="P2"><text:span text:style-name="T2">I</text:span><text:span text:style-name="T5">M</text:span><text:span text:style-name="T6">NxMN</text:span><text:span text:style-name="T7"> </text:span></text:p>
          </draw:rect>
          <draw:rect draw:style-name="gr2" draw:text-style-name="P3" draw:layer="layout" svg:width="2.8cm" svg:height="6.7cm" svg:x="13.446cm" svg:y="6.916cm">
            <text:p text:style-name="P2"><text:span text:style-name="T2">0</text:span><text:span text:style-name="T4">MNxM</text:span></text:p>
          </draw:rect>
        </draw:g>
        <draw:g>
          <draw:g>
            <draw:rect draw:style-name="gr2" draw:text-style-name="P3" draw:layer="layout" svg:width="1.619cm" svg:height="1.619cm" svg:x="6.407cm" svg:y="4.449cm">
              <text:p text:style-name="P2"><text:span text:style-name="T2">I</text:span><text:span text:style-name="T4">NxN</text:span></text:p>
            </draw:rect>
            <draw:rect draw:style-name="gr2" draw:text-style-name="P3" draw:layer="layout" svg:width="1.617cm" svg:height="1.619cm" svg:x="9.93cm" svg:y="4.449cm">
              <text:p text:style-name="P2"><text:span text:style-name="T2">...</text:span></text:p>
            </draw:rect>
            <draw:rect draw:style-name="gr2" draw:text-style-name="P3" draw:layer="layout" svg:width="1.62cm" svg:height="1.619cm" svg:x="8.168cm" svg:y="4.449cm">
              <text:p text:style-name="P2"><text:span text:style-name="T2">I</text:span><text:span text:style-name="T4">NxN</text:span></text:p>
            </draw:rect>
            <draw:rect draw:style-name="gr2" draw:text-style-name="P3" draw:layer="layout" svg:width="1.618cm" svg:height="1.619cm" svg:x="11.689cm" svg:y="4.449cm">
              <text:p text:style-name="P2"><text:span text:style-name="T2">I</text:span><text:span text:style-name="T4">NxN</text:span></text:p>
            </draw:rect>
          </draw:g>
          <draw:rect draw:style-name="gr2" draw:text-style-name="P3" draw:layer="layout" svg:width="2.8cm" svg:height="1.6cm" svg:x="13.446cm" svg:y="4.449cm">
            <text:p text:style-name="P2"><text:span text:style-name="T2">0</text:span><text:span text:style-name="T4">NxM</text:span></text:p>
          </draw:rect>
        </draw:g>
        <draw:g>
          <draw:rect draw:style-name="gr2" draw:text-style-name="P5" draw:layer="layout" svg:width="1.619cm" svg:height="2.817cm" svg:x="6.407cm" svg:y="20.241cm">
            <text:p text:style-name="P2"><text:span text:style-name="T8">1 1 1 … 1</text:span></text:p>
            <text:p text:style-name="P2"><text:span text:style-name="T8">0 0 0 … 0</text:span></text:p>
            <text:p text:style-name="P2"><text:span text:style-name="T8">…</text:span></text:p>
            <text:p text:style-name="P2"><text:span text:style-name="T8">0 0 0 … 0</text:span></text:p>
          </draw:rect>
          <draw:rect draw:style-name="gr2" draw:text-style-name="P6" draw:layer="layout" svg:width="1.62cm" svg:height="2.817cm" svg:x="8.167cm" svg:y="20.241cm">
            <text:p text:style-name="P2"><text:span text:style-name="T9">0 0 0 … 0</text:span></text:p>
            <text:p text:style-name="P2"><text:span text:style-name="T9">1 1 1 … 1</text:span></text:p>
            <text:p text:style-name="P2"><text:span text:style-name="T9">…</text:span></text:p>
            <text:p text:style-name="P2"><text:span text:style-name="T9">0 0 0 … 0</text:span></text:p>
          </draw:rect>
          <draw:rect draw:style-name="gr2" draw:text-style-name="P6" draw:layer="layout" svg:width="1.619cm" svg:height="2.817cm" svg:x="11.687cm" svg:y="20.241cm">
            <text:p text:style-name="P2"><text:span text:style-name="T9">0 0 0 … 0</text:span></text:p>
            <text:p text:style-name="P2"><text:span text:style-name="T9">0 0 0 … 0</text:span></text:p>
            <text:p text:style-name="P2"><text:span text:style-name="T9">…</text:span></text:p>
            <text:p text:style-name="P2"><text:span text:style-name="T9">1 1 1 … 1</text:span></text:p>
          </draw:rect>
          <draw:rect draw:style-name="gr2" draw:text-style-name="P7" draw:layer="layout" svg:width="1.617cm" svg:height="2.817cm" svg:x="9.928cm" svg:y="20.241cm">
            <text:p text:style-name="P2"><text:span text:style-name="T10">...</text:span></text:p>
          </draw:rect>
          <draw:rect draw:style-name="gr2" draw:text-style-name="P3" draw:layer="layout" svg:width="2.8cm" svg:height="2.8cm" svg:x="13.446cm" svg:y="20.263cm">
            <text:p text:style-name="P2"><text:span text:style-name="T2">T</text:span><text:span text:style-name="T11">·</text:span><text:span text:style-name="T2">I</text:span><text:span text:style-name="T4">MxM</text:span></text:p>
          </draw:rect>
        </draw:g>
        <draw:g>
          <draw:rect draw:style-name="gr2" draw:text-style-name="P8" draw:layer="layout" svg:width="1.619cm" svg:height="2.817cm" svg:x="6.407cm" svg:y="24cm">
            <text:p text:style-name="P2"><text:span text:style-name="T12">p</text:span><text:span text:style-name="T13">1, 1</text:span><text:span text:style-name="T12"> p</text:span><text:span text:style-name="T13">1, 2</text:span><text:span text:style-name="T12"> … p</text:span><text:span text:style-name="T13">1,N</text:span></text:p>
            <text:p text:style-name="P2"><text:span text:style-name="T12">0 0 0 … 0</text:span></text:p>
            <text:p text:style-name="P2"><text:span text:style-name="T12">…</text:span></text:p>
            <text:p text:style-name="P2"><text:span text:style-name="T12">0 0 0 … 0</text:span></text:p>
          </draw:rect>
          <draw:rect draw:style-name="gr2" draw:text-style-name="P8" draw:layer="layout" svg:width="1.62cm" svg:height="2.817cm" svg:x="8.165cm" svg:y="24cm">
            <text:p text:style-name="P2"><text:span text:style-name="T12">0 0 0 … 0</text:span></text:p>
            <text:p text:style-name="P2"><text:span text:style-name="T12">p</text:span><text:span text:style-name="T13">2, 1</text:span><text:span text:style-name="T12"> p</text:span><text:span text:style-name="T13">2, 2</text:span><text:span text:style-name="T12"> … p</text:span><text:span text:style-name="T13">2,N</text:span></text:p>
            <text:p text:style-name="P2"><text:span text:style-name="T12">…</text:span></text:p>
            <text:p text:style-name="P2"><text:span text:style-name="T12">0 0 0 … 0</text:span></text:p>
          </draw:rect>
          <draw:rect draw:style-name="gr2" draw:text-style-name="P8" draw:layer="layout" svg:width="1.619cm" svg:height="2.817cm" svg:x="11.681cm" svg:y="24cm">
            <text:p text:style-name="P2"><text:span text:style-name="T12">0 0 0 … 0</text:span></text:p>
            <text:p text:style-name="P2"><text:span text:style-name="T12">0 0 0 … 0</text:span></text:p>
            <text:p text:style-name="P2"><text:span text:style-name="T12">…</text:span></text:p>
            <text:p text:style-name="P2"><text:span text:style-name="T12">p</text:span><text:span text:style-name="T13">M, 1</text:span><text:span text:style-name="T12"> p</text:span><text:span text:style-name="T13">M, 2</text:span><text:span text:style-name="T12"> … p</text:span><text:span text:style-name="T13">M,N</text:span></text:p>
          </draw:rect>
          <draw:rect draw:style-name="gr2" draw:text-style-name="P9" draw:layer="layout" svg:width="1.617cm" svg:height="2.817cm" svg:x="9.925cm" svg:y="24cm">
            <text:p text:style-name="P2"><text:span text:style-name="T14">...</text:span></text:p>
          </draw:rect>
          <draw:rect draw:style-name="gr2" draw:text-style-name="P11" draw:layer="layout" svg:width="2.8cm" svg:height="2.8cm" svg:x="13.439cm" svg:y="24.008cm">
            <text:p text:style-name="P10"><text:span text:style-name="T15">diag(v)</text:span></text:p>
          </draw:rect>
        </draw:g>
        <draw:g>
          <draw:rect draw:style-name="gr2" draw:text-style-name="P3" draw:layer="layout" svg:width="6.9cm" svg:height="2.8cm" svg:x="6.407cm" svg:y="14.364cm">
            <text:p text:style-name="P2"><text:span text:style-name="T2">0</text:span><text:span text:style-name="T4">MxMN</text:span></text:p>
          </draw:rect>
          <draw:rect draw:style-name="gr2" draw:text-style-name="P3" draw:layer="layout" svg:width="2.8cm" svg:height="2.8cm" svg:x="13.446cm" svg:y="14.364cm">
            <text:p text:style-name="P2"><text:span text:style-name="T2">I</text:span><text:span text:style-name="T4">MxM</text:span></text:p>
          </draw:rect>
        </draw:g>
        <draw:line draw:style-name="gr3" draw:text-style-name="P2" draw:layer="layout" svg:x1="5.8cm" svg:y1="14cm" svg:x2="27.3cm" svg:y2="14cm">
          <text:p/>
        </draw:line>
        <draw:line draw:style-name="gr3" draw:text-style-name="P2" draw:layer="layout" svg:x1="5.8cm" svg:y1="6.5cm" svg:x2="27.3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franco Cecconi</meta:initial-creator>
    <meta:creation-date>2014-05-10T10:43:57</meta:creation-date>
    <dc:date>2014-05-12T12:20:25</dc:date>
    <dc:creator>Gianfranco Cecconi</dc:creator>
    <meta:editing-duration>PT2H5M26S</meta:editing-duration>
    <meta:editing-cycles>38</meta:editing-cycles>
    <meta:generator>OpenOffice/4.1.0$Unix OpenOffice.org_project/410m18$Build-9764</meta:generator>
    <meta:document-statistic meta:object-count="49"/>
  </office:meta>
</office:document-meta>
</file>